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265" officeooo:paragraph-rsid="0018e265"/>
    </style:style>
    <style:style style:name="P2" style:family="paragraph" style:parent-style-name="Standard">
      <style:text-properties officeooo:rsid="001910c8" officeooo:paragraph-rsid="001910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art_Rx</text:p>
      <text:p text:style-name="P2"><text:tab/>1. signál Rx_done platí pouze jednu periodu, pokud by bylo potreba to prodlouzit, je potreba vlozit buffer, ale jako vlastni modu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44:06.437907155</meta:creation-date>
    <dc:date>2022-09-28T13:46:05.190045027</dc:date>
    <meta:editing-duration>PT1M58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" meta:word-count="22" meta:character-count="139" meta:non-whitespace-character-count="118"/>
  </office:meta>
</office:document-meta>
</file>